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5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0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26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7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8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0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33"/>
          <table:covered-table-cell table:style-name="ce143"/>
          <table:covered-table-cell table:number-columns-repeated="2" table:style-name="ce33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01"/>
          <table:table-cell table:style-name="ce113"/>
          <table:table-cell table:style-name="ce101"/>
          <table:table-cell table:style-name="ce121"/>
          <table:table-cell table:style-name="ce125"/>
          <table:table-cell table:style-name="ce19"/>
          <table:table-cell table:style-name="ce137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7.02.01" calcext:value-type="string">
            <text:p><text:s/>1.1.07.02.01 </text:p>
          </table:table-cell>
          <table:table-cell table:style-name="ce81" office:value-type="string" office:string-value="Retenciones en la Fuente" calcext:value-type="string">
            <text:p><text:s/>Retenciones en la Fuente </text:p>
          </table:table-cell>
          <table:table-cell table:style-name="ce26"/>
          <table:table-cell table:style-name="ce102"/>
          <table:table-cell table:style-name="ce114"/>
          <table:table-cell table:style-name="ce103"/>
          <table:table-cell table:style-name="ce122"/>
          <table:table-cell table:style-name="ce10" office:value-type="string" office:string-value="1.1.07.02.01" calcext:value-type="string">
            <text:p><text:s/>1.1.07.02.01 </text:p>
          </table:table-cell>
          <table:table-cell table:style-name="ce81" office:value-type="string" office:string-value="Retenciones en la Fuente" calcext:value-type="string">
            <text:p><text:s/>Retenciones en la Fuente </text:p>
          </table:table-cell>
          <table:table-cell table:style-name="ce138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RR0002" calcext:value-type="string">
            <text:p><text:s/>RR0002 </text:p>
          </table:table-cell>
          <table:table-cell table:style-name="ce82" office:value-type="string" office:string-value="RETENCIÓN EN LA FUENTE  (5%)" calcext:value-type="string">
            <text:p><text:s/>RETENCIÓN EN LA FUENTE <text:s/>(5%) </text:p>
          </table:table-cell>
          <table:table-cell table:style-name="ce26"/>
          <table:table-cell table:style-name="ce102" office:value-type="float" office:value="125" calcext:value-type="float">
            <text:p>125</text:p>
          </table:table-cell>
          <table:table-cell table:style-name="ce114"/>
          <table:table-cell table:style-name="ce103"/>
          <table:table-cell table:style-name="ce122" table:formula="of:=[.D11]+[.E11]-[.F11]" office:value-type="float" office:value="125" calcext:value-type="float">
            <text:p>125</text:p>
          </table:table-cell>
          <table:table-cell table:style-name="ce10" office:value-type="string" office:string-value="RR0002" calcext:value-type="string">
            <text:p><text:s/>RR0002 </text:p>
          </table:table-cell>
          <table:table-cell table:style-name="ce82" office:value-type="string" office:string-value="RETENCIÓN EN LA FUENTE  (5%)" calcext:value-type="string">
            <text:p><text:s/>RETENCIÓN EN LA FUENTE <text:s/>(5%) </text:p>
          </table:table-cell>
          <table:table-cell table:style-name="ce138" office:value-type="float" office:value="236.98" calcext:value-type="float">
            <text:p>237</text:p>
          </table:table-cell>
          <table:table-cell table:style-name="ce144" table:formula="of:=+[.G11]-[.J11]" office:value-type="float" office:value="-111.98" calcext:value-type="float">
            <text:p>-11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RR0003" calcext:value-type="string">
            <text:p><text:s/>RR0003 </text:p>
          </table:table-cell>
          <table:table-cell table:style-name="ce82" office:value-type="string" office:string-value="RETENCION EN LA FUENTE (2%)" calcext:value-type="string">
            <text:p><text:s/>RETENCION EN LA FUENTE (2%) </text:p>
          </table:table-cell>
          <table:table-cell table:style-name="ce26"/>
          <table:table-cell table:style-name="ce102" office:value-type="float" office:value="208.56" calcext:value-type="float">
            <text:p>209</text:p>
          </table:table-cell>
          <table:table-cell table:style-name="ce114"/>
          <table:table-cell table:style-name="ce103"/>
          <table:table-cell table:style-name="ce122" table:formula="of:=[.D12]+[.E12]-[.F12]" office:value-type="float" office:value="208.56" calcext:value-type="float">
            <text:p>209</text:p>
          </table:table-cell>
          <table:table-cell table:style-name="ce10" office:value-type="string" office:string-value="RR0003" calcext:value-type="string">
            <text:p><text:s/>RR0003 </text:p>
          </table:table-cell>
          <table:table-cell table:style-name="ce82" office:value-type="string" office:string-value="RETENCION EN LA FUENTE (2%)" calcext:value-type="string">
            <text:p><text:s/>RETENCION EN LA FUENTE (2%) </text:p>
          </table:table-cell>
          <table:table-cell table:style-name="ce138" office:value-type="float" office:value="38834.74" calcext:value-type="float">
            <text:p>38,835</text:p>
          </table:table-cell>
          <table:table-cell table:style-name="ce144" table:formula="of:=+[.G12]-[.J12]" office:value-type="float" office:value="-38626.18" calcext:value-type="float">
            <text:p>-38,62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RR0004" calcext:value-type="string">
            <text:p><text:s/>RR0004 </text:p>
          </table:table-cell>
          <table:table-cell table:style-name="ce82" office:value-type="string" office:string-value="1% IMPUESTO A LA RENTA" calcext:value-type="string">
            <text:p><text:s/>1% IMPUESTO A LA RENTA </text:p>
          </table:table-cell>
          <table:table-cell table:style-name="ce26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 table:formula="of:=[.D13]+[.E13]-[.F13]" office:value-type="float" office:value="0" calcext:value-type="float">
            <text:p>0</text:p>
          </table:table-cell>
          <table:table-cell table:style-name="ce10" office:value-type="string" office:string-value="RR0004" calcext:value-type="string">
            <text:p><text:s/>RR0004 </text:p>
          </table:table-cell>
          <table:table-cell table:style-name="ce82" office:value-type="string" office:string-value="1% IMPUESTO A LA RENTA" calcext:value-type="string">
            <text:p><text:s/>1% IMPUESTO A LA RENTA </text:p>
          </table:table-cell>
          <table:table-cell table:style-name="ce138" office:value-type="float" office:value="0.9" calcext:value-type="float">
            <text:p>1</text:p>
          </table:table-cell>
          <table:table-cell table:style-name="ce144" table:formula="of:=+[.G13]-[.J13]" office:value-type="float" office:value="-0.9" calcext:value-type="float">
            <text:p>-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RR0014" calcext:value-type="string">
            <text:p><text:s/>RR0014 </text:p>
          </table:table-cell>
          <table:table-cell table:style-name="ce82" office:value-type="string" office:string-value="RETENCION EN LA FUENTE (2.75%)" calcext:value-type="string">
            <text:p><text:s/>RETENCION EN LA FUENTE (2.75%) </text:p>
          </table:table-cell>
          <table:table-cell table:style-name="ce26"/>
          <table:table-cell table:style-name="ce102" office:value-type="float" office:value="14717.15" calcext:value-type="float">
            <text:p>14,717</text:p>
          </table:table-cell>
          <table:table-cell table:style-name="ce114"/>
          <table:table-cell table:style-name="ce103"/>
          <table:table-cell table:style-name="ce122" table:formula="of:=[.D14]+[.E14]-[.F14]" office:value-type="float" office:value="14717.15" calcext:value-type="float">
            <text:p>14,717</text:p>
          </table:table-cell>
          <table:table-cell table:style-name="ce10" office:value-type="string" office:string-value="RR0014" calcext:value-type="string">
            <text:p><text:s/>RR0014 </text:p>
          </table:table-cell>
          <table:table-cell table:style-name="ce82" office:value-type="string" office:string-value="RETENCION EN LA FUENTE (2.75%)" calcext:value-type="string">
            <text:p><text:s/>RETENCION EN LA FUENTE (2.75%) </text:p>
          </table:table-cell>
          <table:table-cell table:style-name="ce138" office:value-type="float" office:value="13663.47" calcext:value-type="float">
            <text:p>13,663</text:p>
          </table:table-cell>
          <table:table-cell table:style-name="ce144" table:formula="of:=+[.G14]-[.J14]" office:value-type="float" office:value="1053.68" calcext:value-type="float">
            <text:p>1,05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RR0015" calcext:value-type="string">
            <text:p><text:s/>RR0015 </text:p>
          </table:table-cell>
          <table:table-cell table:style-name="ce82" office:value-type="string" office:string-value="RETENCION EN LA FUENTE (1.75%)" calcext:value-type="string">
            <text:p><text:s/>RETENCION EN LA FUENTE (1.75%) </text:p>
          </table:table-cell>
          <table:table-cell table:style-name="ce26"/>
          <table:table-cell table:style-name="ce102" office:value-type="float" office:value="1.7" calcext:value-type="float">
            <text:p>2</text:p>
          </table:table-cell>
          <table:table-cell table:style-name="ce114"/>
          <table:table-cell table:style-name="ce103"/>
          <table:table-cell table:style-name="ce122" table:formula="of:=[.D15]+[.E15]-[.F15]" office:value-type="float" office:value="1.7" calcext:value-type="float">
            <text:p>2</text:p>
          </table:table-cell>
          <table:table-cell table:style-name="ce10" office:value-type="string" office:string-value="RR0015" calcext:value-type="string">
            <text:p><text:s/>RR0015 </text:p>
          </table:table-cell>
          <table:table-cell table:style-name="ce82" office:value-type="string" office:string-value="RETENCION EN LA FUENTE (1.75%)" calcext:value-type="string">
            <text:p><text:s/>RETENCION EN LA FUENTE (1.75%) </text:p>
          </table:table-cell>
          <table:table-cell table:style-name="ce138" office:value-type="float" office:value="0.78" calcext:value-type="float">
            <text:p>1</text:p>
          </table:table-cell>
          <table:table-cell table:style-name="ce144" table:formula="of:=+[.G15]-[.J15]" office:value-type="float" office:value="0.92" calcext:value-type="float">
            <text:p>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26"/>
          <table:table-cell table:style-name="ce102"/>
          <table:table-cell table:style-name="ce114"/>
          <table:table-cell table:style-name="ce103"/>
          <table:table-cell table:style-name="ce122"/>
          <table:table-cell table:style-name="ce10"/>
          <table:table-cell table:style-name="ce31"/>
          <table:table-cell table:style-name="ce138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7.03.01" calcext:value-type="string">
            <text:p><text:s/>1.1.07.03.01 </text:p>
          </table:table-cell>
          <table:table-cell table:style-name="ce81" office:value-type="string" office:string-value="Retenciones de IVA" calcext:value-type="string">
            <text:p><text:s/>Retenciones de IVA </text:p>
          </table:table-cell>
          <table:table-cell table:style-name="ce34"/>
          <table:table-cell table:style-name="ce103"/>
          <table:table-cell table:style-name="ce114"/>
          <table:table-cell table:style-name="ce103"/>
          <table:table-cell table:style-name="ce122"/>
          <table:table-cell table:style-name="ce10" office:value-type="string" office:string-value="1.1.07.03.01" calcext:value-type="string">
            <text:p><text:s/>1.1.07.03.01 </text:p>
          </table:table-cell>
          <table:table-cell table:style-name="ce81" office:value-type="string" office:string-value="Retenciones de IVA" calcext:value-type="string">
            <text:p><text:s/>Retenciones de IVA </text:p>
          </table:table-cell>
          <table:table-cell table:style-name="ce103"/>
          <table:table-cell table:style-name="ce144" table:formula="of:=+[.G17]-[.J1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IR006" calcext:value-type="string">
            <text:p><text:s/>IR006 </text:p>
          </table:table-cell>
          <table:table-cell table:style-name="ce82" office:value-type="string" office:string-value="CREDITO TRIBUTARIO POR RETENCIONES DEL IVA" calcext:value-type="string">
            <text:p><text:s/>CREDITO TRIBUTARIO POR RETENCIONES DEL IVA </text:p>
          </table:table-cell>
          <table:table-cell table:style-name="ce34"/>
          <table:table-cell table:style-name="ce103" office:value-type="float" office:value="576.98" calcext:value-type="float">
            <text:p>577</text:p>
          </table:table-cell>
          <table:table-cell table:style-name="ce114"/>
          <table:table-cell table:style-name="ce103"/>
          <table:table-cell table:style-name="ce122" table:formula="of:=[.D18]+[.E18]-[.F18]" office:value-type="float" office:value="576.98" calcext:value-type="float">
            <text:p>577</text:p>
          </table:table-cell>
          <table:table-cell table:style-name="ce10" office:value-type="string" office:string-value="IR006" calcext:value-type="string">
            <text:p><text:s/>IR006 </text:p>
          </table:table-cell>
          <table:table-cell table:style-name="ce82" office:value-type="string" office:string-value="CREDITO TRIBUTARIO POR RETENCIONES DEL IVA" calcext:value-type="string">
            <text:p><text:s/>CREDITO TRIBUTARIO POR RETENCIONES DEL IVA </text:p>
          </table:table-cell>
          <table:table-cell table:style-name="ce103" office:value-type="float" office:value="877.36" calcext:value-type="float">
            <text:p>877</text:p>
          </table:table-cell>
          <table:table-cell table:style-name="ce144" table:formula="of:=+[.G18]-[.J18]" office:value-type="float" office:value="-300.38" calcext:value-type="float">
            <text:p>-30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IR002" calcext:value-type="string">
            <text:p><text:s/>IR002 </text:p>
          </table:table-cell>
          <table:table-cell table:style-name="ce82" office:value-type="string" office:string-value="IVA POR LA PRESTACION DE OTROS SERVICIOS 70%" calcext:value-type="string">
            <text:p><text:s/>IVA POR LA PRESTACION DE OTROS SERVICIOS 70% </text:p>
          </table:table-cell>
          <table:table-cell table:style-name="ce34"/>
          <table:table-cell table:style-name="ce103" office:value-type="float" office:value="5751.31" calcext:value-type="float">
            <text:p>5,751</text:p>
          </table:table-cell>
          <table:table-cell table:style-name="ce114"/>
          <table:table-cell table:style-name="ce103"/>
          <table:table-cell table:style-name="ce122" table:formula="of:=[.D19]+[.E19]-[.F19]" office:value-type="float" office:value="5751.31" calcext:value-type="float">
            <text:p>5,751</text:p>
          </table:table-cell>
          <table:table-cell table:style-name="ce10" office:value-type="string" office:string-value="IR002" calcext:value-type="string">
            <text:p><text:s/>IR002 </text:p>
          </table:table-cell>
          <table:table-cell table:style-name="ce82" office:value-type="string" office:string-value="IVA POR LA PRESTACION DE OTROS SERVICIOS 70%" calcext:value-type="string">
            <text:p><text:s/>IVA POR LA PRESTACION DE OTROS SERVICIOS 70% </text:p>
          </table:table-cell>
          <table:table-cell table:style-name="ce103" office:value-type="float" office:value="4421.41" calcext:value-type="float">
            <text:p>4,421</text:p>
          </table:table-cell>
          <table:table-cell table:style-name="ce144" table:formula="of:=+[.G19]-[.J19]" office:value-type="float" office:value="1329.9" calcext:value-type="float">
            <text:p>1,33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IR003" calcext:value-type="string">
            <text:p><text:s/>IR003 </text:p>
          </table:table-cell>
          <table:table-cell table:style-name="ce82" office:value-type="string" office:string-value="IVA POR LA PRESTACION DE SERVICIOS PROFECIONALES 100%" calcext:value-type="string">
            <text:p><text:s/>IVA POR LA PRESTACION DE SERVICIOS PROFECIONALES 100% </text:p>
          </table:table-cell>
          <table:table-cell table:style-name="ce34"/>
          <table:table-cell table:style-name="ce103" office:value-type="float" office:value="19.8" calcext:value-type="float">
            <text:p>20</text:p>
          </table:table-cell>
          <table:table-cell table:style-name="ce114"/>
          <table:table-cell table:style-name="ce103"/>
          <table:table-cell table:style-name="ce122" table:formula="of:=[.D20]+[.E20]-[.F20]" office:value-type="float" office:value="19.8" calcext:value-type="float">
            <text:p>20</text:p>
          </table:table-cell>
          <table:table-cell table:style-name="ce10" office:value-type="string" office:string-value="IR003" calcext:value-type="string">
            <text:p><text:s/>IR003 </text:p>
          </table:table-cell>
          <table:table-cell table:style-name="ce82" office:value-type="string" office:string-value="IVA POR LA PRESTACION DE SERVICIOS PROFECIONALES 100%" calcext:value-type="string">
            <text:p><text:s/>IVA POR LA PRESTACION DE SERVICIOS PROFECIONALES 100% </text:p>
          </table:table-cell>
          <table:table-cell table:style-name="ce103" office:value-type="float" office:value="13.78" calcext:value-type="float">
            <text:p>14</text:p>
          </table:table-cell>
          <table:table-cell table:style-name="ce144" table:formula="of:=+[.G20]-[.J20]" office:value-type="float" office:value="6.02" calcext:value-type="float">
            <text:p>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3"/>
          <table:table-cell table:style-name="ce114"/>
          <table:table-cell table:style-name="ce103"/>
          <table:table-cell table:style-name="ce122"/>
          <table:table-cell table:style-name="ce10"/>
          <table:table-cell table:style-name="ce31"/>
          <table:table-cell table:style-name="ce103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7.01.01" calcext:value-type="string">
            <text:p><text:s/>1.1.07.01.01 </text:p>
          </table:table-cell>
          <table:table-cell table:style-name="ce31" office:value-type="string" office:string-value="Anticipo Impuesto a la Renta" calcext:value-type="string">
            <text:p><text:s/>Anticipo Impuesto a la Renta </text:p>
          </table:table-cell>
          <table:table-cell table:style-name="ce34"/>
          <table:table-cell table:style-name="ce103" office:value-type="float" office:value="22376.09" calcext:value-type="float">
            <text:p>22,376</text:p>
          </table:table-cell>
          <table:table-cell table:style-name="ce114"/>
          <table:table-cell table:style-name="ce103"/>
          <table:table-cell table:style-name="ce122" table:formula="of:=[.D22]+[.E22]-[.F22]" office:value-type="float" office:value="22376.09" calcext:value-type="float">
            <text:p>22,376</text:p>
          </table:table-cell>
          <table:table-cell table:style-name="ce10" office:value-type="string" office:string-value="1.1.07.01.01" calcext:value-type="string">
            <text:p><text:s/>1.1.07.01.01 </text:p>
          </table:table-cell>
          <table:table-cell table:style-name="ce31" office:value-type="string" office:string-value="Anticipo Impuesto a la Renta" calcext:value-type="string">
            <text:p><text:s/>Anticipo Impuesto a la Renta </text:p>
          </table:table-cell>
          <table:table-cell table:style-name="ce103" office:value-type="float" office:value="5559.34" calcext:value-type="float">
            <text:p>5,559</text:p>
          </table:table-cell>
          <table:table-cell table:style-name="ce144" table:formula="of:=+[.G22]-[.J22]" office:value-type="float" office:value="16816.75" calcext:value-type="float">
            <text:p>16,81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7.01.02" calcext:value-type="string">
            <text:p><text:s/>1.1.07.01.02 </text:p>
          </table:table-cell>
          <table:table-cell table:style-name="ce31" office:value-type="string" office:string-value="Anticipo Impuesto a la Renta Años Anteriores" calcext:value-type="string">
            <text:p><text:s/>Anticipo Impuesto a la Renta Años Anteriores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 table:formula="of:=[.D23]+[.E23]-[.F23]" office:value-type="float" office:value="0" calcext:value-type="float">
            <text:p>0</text:p>
          </table:table-cell>
          <table:table-cell table:style-name="ce10" office:value-type="string" office:string-value="1.1.07.01.02" calcext:value-type="string">
            <text:p><text:s/>1.1.07.01.02 </text:p>
          </table:table-cell>
          <table:table-cell table:style-name="ce31" office:value-type="string" office:string-value="Anticipo Impuesto a la Renta Años Anteriores" calcext:value-type="string">
            <text:p><text:s/>Anticipo Impuesto a la Renta Años Anteriores </text:p>
          </table:table-cell>
          <table:table-cell table:style-name="ce103" office:value-type="float" office:value="0" calcext:value-type="float">
            <text:p>0</text:p>
          </table:table-cell>
          <table:table-cell table:style-name="ce144" table:formula="of:=+[.G23]-[.J2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7.03.02" calcext:value-type="string">
            <text:p><text:s/>1.1.07.03.02 </text:p>
          </table:table-cell>
          <table:table-cell table:style-name="ce31" office:value-type="string" office:string-value="IVA Crédito Tributario" calcext:value-type="string">
            <text:p><text:s/>IVA Crédito Tributario </text:p>
          </table:table-cell>
          <table:table-cell table:style-name="ce34"/>
          <table:table-cell table:style-name="ce103" office:value-type="float" office:value="4359.09" calcext:value-type="float">
            <text:p>4,359</text:p>
          </table:table-cell>
          <table:table-cell table:style-name="ce114"/>
          <table:table-cell table:style-name="ce103"/>
          <table:table-cell table:style-name="ce122" table:formula="of:=[.D24]+[.E24]-[.F24]" office:value-type="float" office:value="4359.09" calcext:value-type="float">
            <text:p>4,359</text:p>
          </table:table-cell>
          <table:table-cell table:style-name="ce10" office:value-type="string" office:string-value="1.1.07.03.02" calcext:value-type="string">
            <text:p><text:s/>1.1.07.03.02 </text:p>
          </table:table-cell>
          <table:table-cell table:style-name="ce31" office:value-type="string" office:string-value="IVA Crédito Tributario" calcext:value-type="string">
            <text:p><text:s/>IVA Crédito Tributario </text:p>
          </table:table-cell>
          <table:table-cell table:style-name="ce103" office:value-type="float" office:value="3261.05" calcext:value-type="float">
            <text:p>3,261</text:p>
          </table:table-cell>
          <table:table-cell table:style-name="ce144" table:formula="of:=+[.G24]-[.J24]" office:value-type="float" office:value="1098.04" calcext:value-type="float">
            <text:p>1,09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 office:value-type="string" office:string-value="Intereses Pagados por Anticipado" calcext:value-type="string">
            <text:p><text:s/>Intereses Pagados por Anticipado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 table:formula="of:=[.D25]+[.E25]-[.F25]" office:value-type="float" office:value="0" calcext:value-type="float">
            <text:p>0</text:p>
          </table:table-cell>
          <table:table-cell table:style-name="ce10"/>
          <table:table-cell table:style-name="ce31" office:value-type="string" office:string-value="Intereses Pagados por Anticipado" calcext:value-type="string">
            <text:p><text:s/>Intereses Pagados por Anticipado </text:p>
          </table:table-cell>
          <table:table-cell table:style-name="ce103" office:value-type="float" office:value="0" calcext:value-type="float">
            <text:p>0</text:p>
          </table:table-cell>
          <table:table-cell table:style-name="ce144" table:formula="of:=+[.G25]-[.J25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 office:value-type="string" office:string-value="Seguros pagados por Anticipados" calcext:value-type="string">
            <text:p><text:s/>Seguros pagados por Anticipados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 table:formula="of:=[.D26]+[.E26]-[.F26]" office:value-type="float" office:value="0" calcext:value-type="float">
            <text:p>0</text:p>
          </table:table-cell>
          <table:table-cell table:style-name="ce10"/>
          <table:table-cell table:style-name="ce31" office:value-type="string" office:string-value="Seguros pagados por Anticipados" calcext:value-type="string">
            <text:p><text:s/>Seguros pagados por Anticipados </text:p>
          </table:table-cell>
          <table:table-cell table:style-name="ce103" office:value-type="float" office:value="0" calcext:value-type="float">
            <text:p>0</text:p>
          </table:table-cell>
          <table:table-cell table:style-name="ce144" table:formula="of:=+[.G26]-[.J2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103"/>
          <table:table-cell table:style-name="ce114"/>
          <table:table-cell table:style-name="ce103"/>
          <table:table-cell table:style-name="ce122"/>
          <table:table-cell table:style-name="ce10"/>
          <table:table-cell table:style-name="ce31"/>
          <table:table-cell table:style-name="ce103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23"/>
          <table:table-cell table:style-name="ce126"/>
          <table:table-cell table:style-name="ce40"/>
          <table:table-cell table:style-name="ce140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5" table:formula="of:=SUM([.D9:.D28])" office:value-type="float" office:value="48135.68" calcext:value-type="float">
            <text:p>48,136</text:p>
          </table:table-cell>
          <table:table-cell table:style-name="ce105" table:formula="of:=SUM([.E9:.E28])" office:value-type="float" office:value="0" calcext:value-type="float">
            <text:p>0</text:p>
          </table:table-cell>
          <table:table-cell table:style-name="ce105" table:formula="of:=SUM([.F9:.F28])" office:value-type="float" office:value="0" calcext:value-type="float">
            <text:p>0</text:p>
          </table:table-cell>
          <table:table-cell table:style-name="ce105" table:formula="of:=SUM([.G9:.G28])" office:value-type="float" office:value="48135.68" calcext:value-type="float">
            <text:p>48,136</text:p>
          </table:table-cell>
          <table:table-cell table:style-name="ce41" table:number-columns-repeated="2"/>
          <table:table-cell table:style-name="ce105" table:formula="of:=SUM([.J9:.J28])" office:value-type="float" office:value="66869.81" calcext:value-type="float">
            <text:p>66,870</text:p>
          </table:table-cell>
          <table:table-cell table:style-name="ce146" table:formula="of:=SUM([.K9:.K28])" office:value-type="float" office:value="-18734.13" calcext:value-type="float">
            <text:p>-18,734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33" table:number-columns-repeated="12"/>
          <table:table-cell table:number-columns-repeated="1012"/>
        </table:table-row>
        <table:table-row table:style-name="ro2">
          <table:table-cell table:style-name="ce33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4" table:number-columns-repeated="2"/>
          <table:table-cell table:style-name="ce108"/>
          <table:table-cell table:style-name="ce117"/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office:value-type="string" calcext:value-type="string">
            <text:p>Retenciones en la Fuente de IVA</text:p>
          </table:table-cell>
          <table:table-cell table:style-name="ce57"/>
          <table:table-cell table:style-name="ce109" table:formula="of:=SUM([.G10:.G16])" office:value-type="float" office:value="15052.41" calcext:value-type="float">
            <text:p>15,052</text:p>
          </table:table-cell>
          <table:table-cell table:style-name="ce109" table:formula="of:=SUM([.J10:.J16])" office:value-type="float" office:value="52736.87" calcext:value-type="float">
            <text:p>52,737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office:value-type="string" calcext:value-type="string">
            <text:p>Retenciones en la Fuente del Impuesto a la Renta</text:p>
          </table:table-cell>
          <table:table-cell table:style-name="ce57"/>
          <table:table-cell table:style-name="ce109" table:formula="of:=SUM([.G17:.G21])" office:value-type="float" office:value="6348.09" calcext:value-type="float">
            <text:p>6,348</text:p>
          </table:table-cell>
          <table:table-cell table:style-name="ce109" table:formula="of:=SUM([.J17:.J21])" office:value-type="float" office:value="5312.55" calcext:value-type="float">
            <text:p>5,313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office:value-type="string" calcext:value-type="string">
            <text:p>Crédito Tributario de años anteriores</text:p>
          </table:table-cell>
          <table:table-cell table:style-name="ce57"/>
          <table:table-cell table:style-name="ce109" table:formula="of:=[.G22]" office:value-type="float" office:value="22376.09" calcext:value-type="float">
            <text:p>22,376</text:p>
          </table:table-cell>
          <table:table-cell table:style-name="ce109" table:formula="of:=[.J22]" office:value-type="float" office:value="5559.34" calcext:value-type="float">
            <text:p>5,559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office:value-type="string" calcext:value-type="string">
            <text:p>Impuesto al valor agregado</text:p>
          </table:table-cell>
          <table:table-cell table:style-name="ce57"/>
          <table:table-cell table:style-name="ce109" table:formula="of:=[.G24]" office:value-type="float" office:value="4359.09" calcext:value-type="float">
            <text:p>4,359</text:p>
          </table:table-cell>
          <table:table-cell table:style-name="ce109" table:formula="of:=[.J24]" office:value-type="float" office:value="3261.05" calcext:value-type="float">
            <text:p>3,261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table:number-columns-repeated="2"/>
          <table:table-cell table:style-name="ce110" table:number-columns-repeated="2"/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5" table:formula="of:=+SUM([.D34:.D38])" office:value-type="float" office:value="48135.68" calcext:value-type="float">
            <text:p>48,136</text:p>
          </table:table-cell>
          <table:table-cell table:style-name="ce105" table:formula="of:=+SUM([.E34:.E38])" office:value-type="float" office:value="66869.81" calcext:value-type="float">
            <text:p>66,870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33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>
          <table:table-cell table:style-name="ce66"/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 table:number-rows-repeated="3">
          <table:table-cell table:style-name="ce33" table:number-columns-repeated="10"/>
          <table:table-cell table:style-name="ce67"/>
          <table:table-cell table:style-name="ce33"/>
          <table:table-cell table:number-columns-repeated="1012"/>
        </table:table-row>
        <table:table-row table:style-name="ro2" table:number-rows-repeated="4">
          <table:table-cell table:style-name="ce33" table:number-columns-repeated="12"/>
          <table:table-cell table:number-columns-repeated="1012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">
      <number:text> (</number:text>
      <number:number number:decimal-places="2" loext:min-decimal-places="2" number:min-integer-digits="1" number:grouping="true"/>
      <number:text>)</number:text>
    </number:number-style>
    <number:number-style style:name="N12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0">
      <number:day/>
      <number:text> de </number:text>
      <number:month number:textual="true"/>
      <number:text> de </number:text>
      <number:year/>
    </number:date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">
      <number:text> </number:text>
      <number:number number:decimal-places="1" loext:min-decimal-places="1" number:min-integer-digits="1" number:grouping="true"/>
      <number:text> </number:text>
    </number:number-style>
    <number:number-style style:name="N134">
      <number:text> (</number:text>
      <number:number number:decimal-places="1" loext:min-decimal-places="1" number:min-integer-digits="1" number:grouping="true"/>
      <number:text>)</number:text>
    </number:number-style>
    <number:number-style style:name="N135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35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35P2" style:volatile="true">
      <number:text>-</number:text>
      <number:number number:decimal-places="0" loext:min-decimal-places="0" number:min-integer-digits="2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3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/>
    </number:number-style>
    <number:number-style style:name="N150">
      <style:text-properties fo:color="#ff0000"/>
      <number:number number:decimal-places="0" loext:min-decimal-places="0" number:min-integer-digits="1"/>
      <style:map style:condition="value()&gt;=0" style:apply-style-name="N150P0"/>
    </number:number-style>
    <number:number-style style:name="N151">
      <number:text>$</number:text>
      <number:number number:decimal-places="0" loext:min-decimal-places="0" number:min-integer-digits="1" number:grouping="true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percentage-style style:name="N153">
      <number:number number:decimal-places="3" loext:min-decimal-places="3" number:min-integer-digits="1"/>
      <number:text>%</number:text>
    </number:percentage-style>
    <number:number-style style:name="N15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date-style style:name="N15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5">
      <number:text-content/>
      <style:map style:condition="value()&lt;=1.79769313486232E+308" style:apply-style-name="N155P0"/>
    </number:text-style>
    <number:date-style style:name="N156">
      <number:day number:style="long"/>
      <number:text>-</number:text>
      <number:month number:textual="true"/>
      <number:text>-</number:text>
      <number:year number:style="long"/>
    </number:date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">
      <number:number number:decimal-places="1" loext:min-decimal-places="1" number:min-integer-digits="1" number:grouping="true"/>
    </number:number-style>
    <number:number-style style:name="N159P0" style:volatile="true">
      <number:text>$</number:text>
      <number:number number:decimal-places="0" loext:min-decimal-places="0" number:min-integer-digits="1" number:grouping="true"/>
    </number:number-style>
    <number:number-style style:name="N159">
      <number:text>$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</number:number-style>
    <number:number-style style:name="N160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</number:number-style>
    <number:number-style style:name="N161">
      <number:text>$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</number:number-style>
    <number:number-style style:name="N16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62P0"/>
    </number:number-style>
    <number:number-style style:name="N16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4P2" style:volatile="true">
      <loext:text> $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>
      <number:minutes number:style="long"/>
      <number:text>:</number:text>
      <number:seconds number:style="long" number:decimal-places="1"/>
    </number:time-style>
    <number:number-style style:name="N168P0" style:volatile="true">
      <number:text>$</number:text>
      <number:number number:decimal-places="0" loext:min-decimal-places="0" number:min-integer-digits="1" number:grouping="true"/>
    </number:number-style>
    <number:number-style style:name="N168">
      <number:text>-$</number:text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69P0" style:volatile="true">
      <number:text>$</number:text>
      <number:number number:decimal-places="0" loext:min-decimal-places="0" number:min-integer-digits="1" number:grouping="true"/>
    </number:number-style>
    <number:number-style style:name="N16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0P0" style:volatile="true">
      <number:text>$</number:text>
      <number:number number:decimal-places="2" loext:min-decimal-places="2" number:min-integer-digits="1" number:grouping="true"/>
    </number:number-style>
    <number:number-style style:name="N170">
      <number:text>-$</number:text>
      <number:number number:decimal-places="2" loext:min-decimal-places="2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2" loext:min-decimal-places="2" number:min-integer-digits="1" number:grouping="true"/>
    </number:number-style>
    <number:number-style style:name="N17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2" style:volatile="true">
      <loext:text> $</loext:text>
      <loext:fill-character> </loext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76">
      <number:day number:style="long"/>
      <number:text>-</number:text>
      <number:month number:textual="true"/>
      <number:text>-</number:text>
      <number:year number:style="long"/>
    </number:date-style>
    <number:time-style style:name="N17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8P0" style:volatile="true">
      <number:number number:decimal-places="2" loext:min-decimal-places="2" number:min-integer-digits="1" number:grouping="true"/>
      <number:text> </number:text>
    </number:number-style>
    <number:number-style style:name="N178">
      <number:text>-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79P0" style:volatile="true">
      <number:number number:decimal-places="2" loext:min-decimal-places="2" number:min-integer-digits="1" number:grouping="true"/>
      <number:text> </number:text>
    </number:number-style>
    <number:number-style style:name="N179">
      <number:text>-</number:text>
      <number:number number:decimal-places="2" loext:min-decimal-places="2" number:min-integer-digits="1" number:grouping="true"/>
      <number:text> </number:text>
      <style:map style:condition="value()&gt;=0" style:apply-style-name="N179P0"/>
    </number:number-style>
    <number:number-style style:name="N18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1" loext:min-decimal-places="1" number:min-integer-digits="1"/>
    </number:number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9">
      <number:text>-$</number:text>
      <number:number number:decimal-places="2" loext:min-decimal-places="2" number:min-integer-digits="1" number:grouping="true"/>
      <style:map style:condition="value()&gt;=0" style:apply-style-name="N189P0"/>
    </number:number-style>
    <number:percentage-style style:name="N190">
      <number:number number:decimal-places="1" loext:min-decimal-places="1" number:min-integer-digits="1"/>
      <number:text>%</number:text>
    </number:percentage-style>
    <number:number-style style:name="N191">
      <number:number number:decimal-places="6" loext:min-decimal-places="6" number:min-integer-digits="1"/>
    </number:number-style>
    <number:number-style style:name="N192">
      <number:number number:decimal-places="5" loext:min-decimal-places="5" number:min-integer-digits="1"/>
    </number:number-style>
    <number:number-style style:name="N193">
      <number:number number:decimal-places="4" loext:min-decimal-places="4" number:min-integer-digits="1"/>
    </number:number-style>
    <number:number-style style:name="N194">
      <number:number number:decimal-places="3" loext:min-decimal-places="3" number:min-integer-digits="1"/>
    </number:number-style>
    <number:number-style style:name="N195P0" style:volatile="true">
      <loext:text> $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5P1" style:volatile="true">
      <loext:text>-$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loext:text> $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96P1" style:volatile="true">
      <loext:text>-$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9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loext:text> 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0104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4" number:language="es" number:country="ES">
      <number:text-content/>
      <style:map style:condition="value()&lt;=1.79769313486232E+308" style:apply-style-name="N10104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3:42:03.0107816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3T14:48:56.081179323</dc:date>
    <meta:editing-cycles>7</meta:editing-cycles>
    <meta:editing-duration>PT58M59S</meta:editing-duration>
    <meta:document-statistic meta:table-count="1" meta:cell-count="172" meta:object-count="0"/>
  </office:meta>
</office:document-meta>
</file>